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56.39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48.37mm"/>
    </style:style>
    <style:style style:name="co6" style:family="table-column">
      <style:table-column-properties fo:break-before="auto" style:column-width="80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1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Cambio de Nombre y descripc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ASUNTO</text:p>
          </table:table-cell>
          <table:table-cell office:value-type="string" calcext:value-type="string">
            <text:p>Nuevo asunto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  <table:table-cell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  <table:table-cell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  <table:table-cell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  <table:table-cell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  <table:table-cell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  <table:table-cell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  <table:table-cell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  <table:table-cell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  <table:table-cell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  <table:table-cell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  <table:table-cell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  <table:table-cell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  <table:table-cell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  <table:table-cell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  <table:table-cell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766" calcext:value-type="float">
            <text:p>176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773" calcext:value-type="float">
            <text:p>177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794" calcext:value-type="float">
            <text:p>179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801" calcext:value-type="float">
            <text:p>180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880" calcext:value-type="float">
            <text:p>188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943" calcext:value-type="float">
            <text:p>19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950" calcext:value-type="float">
            <text:p>195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2041" calcext:value-type="float">
            <text:p>204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973" calcext:value-type="float">
            <text:p>97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362" calcext:value-type="float">
            <text:p>136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369" calcext:value-type="float">
            <text:p>136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409" calcext:value-type="float">
            <text:p>140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416" calcext:value-type="float">
            <text:p>141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455" calcext:value-type="float">
            <text:p>145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462" calcext:value-type="float">
            <text:p>146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501" calcext:value-type="float">
            <text:p>150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508" calcext:value-type="float">
            <text:p>150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628" calcext:value-type="float">
            <text:p>162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635" calcext:value-type="float">
            <text:p>163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  <table:table-cell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  <table:table-cell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  <table:table-cell/>
        </table:table-row>
        <table:table-row table:style-name="ro3">
          <table:table-cell office:value-type="float" office:value="1694" calcext:value-type="float">
            <text:p>169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  <table:table-cell/>
        </table:table-row>
        <table:table-row table:style-name="ro3">
          <table:table-cell office:value-type="float" office:value="1701" calcext:value-type="float">
            <text:p>170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  <table:table-cell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  <table:table-cell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  <table:table-cell/>
        </table:table-row>
        <table:table-row table:style-name="ro1" table:number-rows-repeated="10482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orrar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ASUNTO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BECERA C1-MON-01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/>
          <table:table-cell office:value-type="string" calcext:value-type="string">
            <text:p>El Recuerdo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BECERA C4-SF-05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/>
          <table:table-cell office:value-type="string" calcext:value-type="string">
            <text:p>Villa Meliss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CABECERA C1-MON-02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CABECERA C5-PP-06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ABECERA  C3-LV-04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/>
          <table:table-cell office:value-type="string" calcext:value-type="string">
            <text:p>La Victori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CABECERA C6-DP-07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BECERA S3-SI-11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Marquillado de la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Instalación de cajas de distribución y fusione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Prueba y certific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Entrega final,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Marquillado de red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Entrega lista de chequeo y documentación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Instalación equipos activos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Configuración y puesta en servicio</text:p>
          </table:table-cell>
          <table:table-cell office:value-type="string" calcext:value-type="string">
            <text:p>Borrar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ntrega final</text:p>
          </table:table-cell>
          <table:table-cell office:value-type="string" calcext:value-type="string">
            <text:p>Borr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 number:style="long"/>
      <number:text>.</number:text>
      <number:month number:style="long"/>
      <number:text>.</number:text>
      <number:year number:style="long"/>
    </number:date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">
      <number:currency-symbol> $</number:currency-symbol>
      <number:number number:decimal-places="0" loext:min-decimal-places="0" number:min-integer-digits="1" number:grouping="true"/>
    </number:currency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/>
      <number:text>-</number:text>
      <number:month number:textual="true"/>
      <number:text>-</number:text>
      <number:year number:style="long"/>
    </number:date-style>
    <number:date-style style:name="N121">
      <number:day/>
      <number:text>-</number:text>
      <number:month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23">
      <number:day number:style="long"/>
      <number:text>-</number:text>
      <number:month number:style="long"/>
      <number:text>-</number:text>
      <number:year/>
    </number:date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-</number:text>
      <number:month/>
      <number:text>-</number:text>
      <number:year/>
    </number:date-style>
    <number:date-style style:name="N126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6-10-22T15:12:24.370454903</meta:creation-date>
    <dc:date>2016-10-22T15:29:25.006040754</dc:date>
    <dc:creator>Diana Leonor</dc:creator>
    <meta:editing-duration>PT1M19S</meta:editing-duration>
    <meta:editing-cycles>2</meta:editing-cycles>
    <meta:generator>LibreOffice/5.0.6.2$Linux_X86_64 LibreOffice_project/00$Build-2</meta:generator>
    <meta:document-statistic meta:table-count="2" meta:cell-count="1948" meta:object-count="0"/>
  </office:meta>
</office:document-meta>
</file>